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1.722cm"/>
    </style:style>
    <style:style style:name="ro1" style:family="table-row">
      <style:table-row-properties style:row-height="1.429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5.84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Aluno_5f_rea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0" style:family="table-cell" style:parent-style-name="Normal_5f_Consolidado_5f_F_5f_E_5f_M_5f_9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Normal_5f_Consolidado_5f_F_5f_E_5f_M_5f_9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Normal_5f_Gasto_20_Publico_5f_SerieHistorica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5f_Gasto_20_Publico_5f_SerieHistorica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Gasto_20_Publico_5f_SerieHistorica">
      <style:table-cell-properties fo:border-bottom="0.74pt solid #ffffff" fo:background-color="#2f5597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Normal_5f_Consolidado_5f_F_5f_E_5f_M_5f_97">
      <style:table-cell-properties fo:background-color="#2f559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Normal_5f_Consolidado_5f_F_5f_E_5f_M_5f_9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Normal_5f_Consolidado_5f_F_5f_E_5f_M_5f_97" style:data-style-name="N3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Normal_5f_Consolidado_5f_F_5f_E_5f_M_5f_97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Consolidado_5f_F_5f_E_5f_M_5f_97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Normal_5f_Gasto_20_Publico_5f_SerieHistorica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5f_Consolidado_5f_F_5f_E_5f_M_5f_97" style:data-style-name="N3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Normal_5f_Gasto_20_Publico_5f_SerieHistorica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Normal_5f_Gasto_20_Publico_5f_SerieHistorica">
      <style:table-cell-properties fo:background-color="#2f559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Normal_5f_Consolidado_5f_F_5f_E_5f_M_5f_97">
      <style:table-cell-properties fo:background-color="#2f559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5f_Consolidado_5f_F_5f_E_5f_M_5f_97" style:data-style-name="N3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Normal_5f_Consolidado_5f_F_5f_E_5f_M_5f_97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Normal_5f_Consolidado_5f_F_5f_E_5f_M_5f_97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Normal_5f_Gasto_20_Publico_5f_SerieHistorica" style:data-style-name="N3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Normal_5f_Gasto_20_Publico_5f_SerieHistorica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9" style:family="table-cell" style:parent-style-name="Normal_5f_Gasto_20_Publico_5f_SerieHistorica" style:data-style-name="N119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Normal_5f_Gasto_20_Publico_5f_SerieHistorica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Excel_20_Built-in_20_Currency">
      <style:table-cell-properties fo:background-color="#2f5597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Normal_5f_Gasto_20_Publico_5f_SerieHistorica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Normal_5f_Gasto_20_Publico_5f_SerieHistorica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Excel_20_Built-in_20_Comma" style:data-style-name="N121">
      <style:table-cell-properties fo:background-color="#b4c7e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Excel_20_Built-in_20_Comma" style:data-style-name="N12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Normal_5f_Gasto_20_Publico_5f_SerieHistorica">
      <style:table-cell-properties fo:border-bottom="0.74pt solid #000000" fo:background-color="#b4c7e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Normal_5f_Gasto_20_Publico_5f_SerieHistorica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5f_Gasto_20_Publico_5f_SerieHistorica">
      <style:table-cell-properties fo:border-bottom="0.74pt solid #ffffff" fo:background-color="#2f5597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Normal_5f_Gasto_20_Publico_5f_SerieHistorica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Normal_5f_Gasto_20_Publico_5f_SerieHistorica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Normal_5f_Gasto_20_Publico_5f_SerieHistorica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Normal_5f_Gasto_20_Publico_5f_SerieHistorica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Normal_5f_Gasto_20_Publico_5f_SerieHistorica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Normal_5f_Gasto_20_Publico_5f_SerieHistorica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Normal_5f_Gasto_20_Publico_5f_SerieHistorica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Normal_5f_Gasto_20_Publico_5f_SerieHistorica">
      <style:table-cell-properties fo:border-bottom="0.74pt solid #ffffff" fo:background-color="#2f5597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Normal_5f_Gasto_20_Publico_5f_SerieHistorica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Normal_5f_Gasto_20_Publico_5f_SerieHistorica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Normal_5f_Gasto_20_Publico_5f_SerieHistorica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Normal_5f_Gasto_20_Publico_5f_SerieHistorica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Normal_5f_Gasto_20_Publico_5f_SerieHistorica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Normal_5f_Consolidado_5f_F_5f_E_5f_M_5f_9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Normal_5f_Consolidado_5f_F_5f_E_5f_M_5f_9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Normal_5f_Gasto_20_Publico_5f_SerieHistorica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5f_Gasto_20_Publico_5f_SerieHistorica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5f_Gasto_20_Publico_5f_SerieHistorica">
      <style:table-cell-properties fo:border-bottom="0.74pt solid #ffffff" fo:background-color="#2f5597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Normal_5f_Consolidado_5f_F_5f_E_5f_M_5f_97">
      <style:table-cell-properties fo:background-color="#2f559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Normal_5f_Consolidado_5f_F_5f_E_5f_M_5f_9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Normal_5f_Consolidado_5f_F_5f_E_5f_M_5f_97" style:data-style-name="N3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Normal_5f_Consolidado_5f_F_5f_E_5f_M_5f_97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4" style:family="table-cell" style:parent-style-name="Normal_5f_Consolidado_5f_F_5f_E_5f_M_5f_97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5" style:family="table-cell" style:parent-style-name="Normal_5f_Consolidado_5f_F_5f_E_5f_M_5f_97" style:data-style-name="N3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6" style:family="table-cell" style:parent-style-name="Normal_5f_Gasto_20_Publico_5f_SerieHistorica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Normal_5f_Gasto_20_Publico_5f_SerieHistorica">
      <style:table-cell-properties fo:background-color="#2f559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Normal_5f_Consolidado_5f_F_5f_E_5f_M_5f_97">
      <style:table-cell-properties fo:background-color="#2f559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Normal_5f_Consolidado_5f_F_5f_E_5f_M_5f_97" style:data-style-name="N3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Normal_5f_Consolidado_5f_F_5f_E_5f_M_5f_97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Normal_5f_Consolidado_5f_F_5f_E_5f_M_5f_97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Normal_5f_Gasto_20_Publico_5f_SerieHistorica" style:data-style-name="N3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Normal_5f_Gasto_20_Publico_5f_SerieHistorica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Normal_5f_Gasto_20_Publico_5f_SerieHistorica" style:data-style-name="N119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Excel_20_Built-in_20_Currency">
      <style:table-cell-properties fo:background-color="#2f5597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Normal_5f_Gasto_20_Publico_5f_SerieHistorica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Normal_5f_Gasto_20_Publico_5f_SerieHistorica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Comma" style:data-style-name="N121">
      <style:table-cell-properties fo:background-color="#b4c7e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Comma" style:data-style-name="N12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Normal_5f_Gasto_20_Publico_5f_SerieHistorica">
      <style:table-cell-properties fo:border-bottom="0.74pt solid #000000" fo:background-color="#b4c7e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Normal_5f_Gasto_20_Publico_5f_SerieHistorica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7" style:family="text">
      <style:text-properties style:use-window-font-color="true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0pt" fo:font-weight="bold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style:text-underline-style="none" style:text-underline-color="font-color"/>
    </style:style>
    <style:style style:name="T9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10" style:family="text">
      <style:text-properties style:use-window-font-color="true" style:font-name="Arial" fo:font-size="7pt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style-asian="normal" style:font-style-complex="normal" fo:font-weight="normal" style:font-weight-asian="normal" style:font-weight-complex="normal"/>
    </style:style>
    <style:style style:name="T11" style:family="text">
      <style:text-properties fo:color="#ffffff" style:font-name="Arial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uno_real" table:style-name="ta1" table:print-ranges="Aluno_real.A1:Aluno_real.I28">
        <office:forms form:automatic-focus="false" form:apply-design-mode="false"/>
        <table:table-column table:style-name="co1" table:default-cell-style-name="ce77"/>
        <table:table-column table:style-name="co2" table:number-columns-repeated="7" table:default-cell-style-name="ce77"/>
        <table:table-column table:style-name="co3" table:default-cell-style-name="ce77"/>
        <table:table-column table:style-name="co4" table:number-columns-repeated="55" table:default-cell-style-name="ce77"/>
        <table:table-column table:style-name="co4" table:number-columns-repeated="15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46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46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46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9" table:default-cell-style-name="Default"/>
        <table:table-row table:style-name="ro1">
          <table:table-cell table:style-name="ce67" office:value-type="string" calcext:value-type="string" table:number-columns-spanned="9" table:number-rows-spanned="1">
            <text:p>Estimativa do Investimento Público <text:span text:style-name="T7">Direto</text:span><text:span text:style-name="T8"> em Educação por Estudante, com Valores Atualizados para 2016 pelo Índice Nacional de Preços ao Consumidor Amplo (IPCA); e a Proporção do Investimento Público por Estudante da Educação Superior sobre o Investimento Público por Estudante da Educação Básica, por Nível de Ensino - Brasil 2000-2017</text:span></text:p>
          </table:table-cell>
          <table:covered-table-cell table:number-columns-repeated="8" table:style-name="ce78"/>
          <table:table-cell table:number-columns-repeated="1015"/>
        </table:table-row>
        <table:table-row table:style-name="ro2">
          <table:table-cell table:style-name="ce68" table:number-columns-repeated="6"/>
          <table:table-cell table:style-name="ce94"/>
          <table:table-cell table:style-name="ce68"/>
          <table:table-cell table:style-name="ce97"/>
          <table:table-cell table:number-columns-repeated="1015"/>
        </table:table-row>
        <table:table-row table:style-name="ro3">
          <table:table-cell table:style-name="ce69" office:value-type="string" calcext:value-type="string" table:number-columns-spanned="1" table:number-rows-spanned="4">
            <text:p>Ano</text:p>
          </table:table-cell>
          <table:table-cell table:style-name="ce79" office:value-type="string" calcext:value-type="string" table:number-columns-spanned="8" table:number-rows-spanned="1">
            <text:p>Investimento Público Direto por Estudante</text:p>
            <text:p><text:span text:style-name="T11">R$1,00</text:span></text:p>
          </table:table-cell>
          <table:covered-table-cell table:number-columns-repeated="6" table:style-name="ce87"/>
          <table:covered-table-cell table:style-name="ce79"/>
          <table:table-cell table:number-columns-repeated="1015"/>
        </table:table-row>
        <table:table-row table:style-name="ro4">
          <table:covered-table-cell table:style-name="ce69"/>
          <table:table-cell table:style-name="ce80" office:value-type="string" calcext:value-type="string" table:number-columns-spanned="1" table:number-rows-spanned="3">
            <text:p>Todos os Níveis de Ensino</text:p>
          </table:table-cell>
          <table:table-cell table:style-name="ce87" office:value-type="string" calcext:value-type="string" table:number-columns-spanned="6" table:number-rows-spanned="1">
            <text:p>Níveis de Ensino</text:p>
          </table:table-cell>
          <table:covered-table-cell table:number-columns-repeated="5" table:style-name="ce87"/>
          <table:table-cell table:style-name="ce79" office:value-type="string" calcext:value-type="string" table:number-columns-spanned="1" table:number-rows-spanned="3">
            <text:p>Proporção da Educação Superior sobre a Educação Básica (Estudante)</text:p>
          </table:table-cell>
          <table:table-cell table:number-columns-repeated="1015"/>
        </table:table-row>
        <table:table-row table:style-name="ro5">
          <table:covered-table-cell table:style-name="ce69"/>
          <table:covered-table-cell table:style-name="ce80"/>
          <table:table-cell table:style-name="ce88" office:value-type="string" calcext:value-type="string" table:number-columns-spanned="1" table:number-rows-spanned="2">
            <text:p>Educação Básica</text:p>
          </table:table-cell>
          <table:table-cell table:style-name="ce88" office:value-type="string" calcext:value-type="string" table:number-columns-spanned="1" table:number-rows-spanned="2">
            <text:p>Educação Infantil</text:p>
          </table:table-cell>
          <table:table-cell table:style-name="ce87" office:value-type="string" calcext:value-type="string" table:number-columns-spanned="2" table:number-rows-spanned="1">
            <text:p>Ensino Fundamental</text:p>
          </table:table-cell>
          <table:covered-table-cell table:style-name="ce87"/>
          <table:table-cell table:style-name="ce88" office:value-type="string" calcext:value-type="string" table:number-columns-spanned="1" table:number-rows-spanned="2">
            <text:p>Ensino Médio</text:p>
          </table:table-cell>
          <table:table-cell table:style-name="ce95" office:value-type="string" office:string-value="Educação Superior" calcext:value-type="string" table:number-columns-spanned="1" table:number-rows-spanned="2">
            <text:p><text:s/>Educação Superior </text:p>
          </table:table-cell>
          <table:covered-table-cell table:style-name="ce79"/>
          <table:table-cell table:style-name="ce102" table:number-columns-repeated="1015"/>
        </table:table-row>
        <table:table-row table:style-name="ro1">
          <table:covered-table-cell table:style-name="ce69"/>
          <table:covered-table-cell table:style-name="ce80"/>
          <table:covered-table-cell table:number-columns-repeated="2" table:style-name="ce88"/>
          <table:table-cell table:style-name="ce88" office:value-type="string" calcext:value-type="string">
            <text:p>De 1ª a 4ª <text:s/>Séries ou Anos Iniciais</text:p>
          </table:table-cell>
          <table:table-cell table:style-name="ce88" office:value-type="string" calcext:value-type="string">
            <text:p>De 5ª a 8ª <text:s/>Séries ou Anos Finais</text:p>
          </table:table-cell>
          <table:covered-table-cell table:style-name="ce88"/>
          <table:covered-table-cell table:style-name="ce95"/>
          <table:covered-table-cell table:style-name="ce79"/>
          <table:table-cell table:style-name="ce102" table:number-columns-repeated="1015"/>
        </table:table-row>
        <table:table-row table:style-name="ro2">
          <table:table-cell table:style-name="ce70"/>
          <table:table-cell table:style-name="ce81" table:number-columns-repeated="6"/>
          <table:table-cell table:style-name="ce96" table:number-columns-repeated="2"/>
          <table:table-cell table:style-name="ce102" table:number-columns-repeated="1015"/>
        </table:table-row>
        <table:table-row table:style-name="ro6">
          <table:table-cell table:style-name="ce71" office:value-type="float" office:value="2000" calcext:value-type="float">
            <text:p>2000</text:p>
          </table:table-cell>
          <table:table-cell table:style-name="ce82" office:value-type="float" office:value="2830.85842654823" calcext:value-type="float">
            <text:p>2.831</text:p>
          </table:table-cell>
          <table:table-cell table:style-name="ce89" office:value-type="float" office:value="2356.55848296735" calcext:value-type="float">
            <text:p>2.357</text:p>
          </table:table-cell>
          <table:table-cell table:style-name="ce89" office:value-type="float" office:value="2972.95989724078" calcext:value-type="float">
            <text:p>2.973</text:p>
          </table:table-cell>
          <table:table-cell table:style-name="ce89" office:value-type="float" office:value="2259.46064867961" calcext:value-type="float">
            <text:p>2.259</text:p>
          </table:table-cell>
          <table:table-cell table:style-name="ce89" office:value-type="float" office:value="2366.92770017388" calcext:value-type="float">
            <text:p>2.367</text:p>
          </table:table-cell>
          <table:table-cell table:style-name="ce89" office:value-type="float" office:value="2274.42751676895" calcext:value-type="float">
            <text:p>2.274</text:p>
          </table:table-cell>
          <table:table-cell table:style-name="ce89" office:value-type="float" office:value="25844.9053420418" calcext:value-type="float">
            <text:p>25.845</text:p>
          </table:table-cell>
          <table:table-cell table:style-name="ce98" office:value-type="float" office:value="10.9672242504664" calcext:value-type="float">
            <text:p>11,0 </text:p>
          </table:table-cell>
          <table:table-cell table:style-name="ce102" table:number-columns-repeated="1015"/>
        </table:table-row>
        <table:table-row table:style-name="ro6">
          <table:table-cell table:style-name="ce72" office:value-type="float" office:value="2001" calcext:value-type="float">
            <text:p>2001</text:p>
          </table:table-cell>
          <table:table-cell table:style-name="ce83" office:value-type="float" office:value="2925.63152286683" calcext:value-type="float">
            <text:p>2.926</text:p>
          </table:table-cell>
          <table:table-cell table:style-name="ce90" office:value-type="float" office:value="2439.11581102906" calcext:value-type="float">
            <text:p>2.439</text:p>
          </table:table-cell>
          <table:table-cell table:style-name="ce90" office:value-type="float" office:value="2652.77613419556" calcext:value-type="float">
            <text:p>2.653</text:p>
          </table:table-cell>
          <table:table-cell table:style-name="ce90" office:value-type="float" office:value="2234.99484954423" calcext:value-type="float">
            <text:p>2.235</text:p>
          </table:table-cell>
          <table:table-cell table:style-name="ce90" office:value-type="float" office:value="2578.63432229151" calcext:value-type="float">
            <text:p>2.579</text:p>
          </table:table-cell>
          <table:table-cell table:style-name="ce90" office:value-type="float" office:value="2557.39746821901" calcext:value-type="float">
            <text:p>2.557</text:p>
          </table:table-cell>
          <table:table-cell table:style-name="ce90" office:value-type="float" office:value="25539.4906420261" calcext:value-type="float">
            <text:p>25.539</text:p>
          </table:table-cell>
          <table:table-cell table:style-name="ce99" office:value-type="float" office:value="10.4707986912893" calcext:value-type="float">
            <text:p>10,5 </text:p>
          </table:table-cell>
          <table:table-cell table:style-name="ce102" table:number-columns-repeated="1015"/>
        </table:table-row>
        <table:table-row table:style-name="ro6">
          <table:table-cell table:style-name="ce71" office:value-type="float" office:value="2002" calcext:value-type="float">
            <text:p>2002</text:p>
          </table:table-cell>
          <table:table-cell table:style-name="ce82" office:value-type="float" office:value="2902.75474529853" calcext:value-type="float">
            <text:p>2.903</text:p>
          </table:table-cell>
          <table:table-cell table:style-name="ce89" office:value-type="float" office:value="2405.31363542536" calcext:value-type="float">
            <text:p>2.405</text:p>
          </table:table-cell>
          <table:table-cell table:style-name="ce89" office:value-type="float" office:value="2484.20720758558" calcext:value-type="float">
            <text:p>2.484</text:p>
          </table:table-cell>
          <table:table-cell table:style-name="ce89" office:value-type="float" office:value="2632.89360478533" calcext:value-type="float">
            <text:p>2.633</text:p>
          </table:table-cell>
          <table:table-cell table:style-name="ce89" office:value-type="float" office:value="2484.19157053348" calcext:value-type="float">
            <text:p>2.484</text:p>
          </table:table-cell>
          <table:table-cell table:style-name="ce89" office:value-type="float" office:value="1723.46501527206" calcext:value-type="float">
            <text:p>1.723</text:p>
          </table:table-cell>
          <table:table-cell table:style-name="ce89" office:value-type="float" office:value="23652.6953289348" calcext:value-type="float">
            <text:p>23.653</text:p>
          </table:table-cell>
          <table:table-cell table:style-name="ce98" office:value-type="float" office:value="9.83351816602164" calcext:value-type="float">
            <text:p>9,8 </text:p>
          </table:table-cell>
          <table:table-cell table:style-name="ce102" table:number-columns-repeated="1015"/>
        </table:table-row>
        <table:table-row table:style-name="ro6">
          <table:table-cell table:style-name="ce72" office:value-type="float" office:value="2003" calcext:value-type="float">
            <text:p>2003</text:p>
          </table:table-cell>
          <table:table-cell table:style-name="ce83" office:value-type="float" office:value="2851.79818646728" calcext:value-type="float">
            <text:p>2.852</text:p>
          </table:table-cell>
          <table:table-cell table:style-name="ce90" office:value-type="float" office:value="2395.19335380633" calcext:value-type="float">
            <text:p>2.395</text:p>
          </table:table-cell>
          <table:table-cell table:style-name="ce90" office:value-type="float" office:value="2831.84095570606" calcext:value-type="float">
            <text:p>2.832</text:p>
          </table:table-cell>
          <table:table-cell table:style-name="ce90" office:value-type="float" office:value="2528.07522553365" calcext:value-type="float">
            <text:p>2.528</text:p>
          </table:table-cell>
          <table:table-cell table:style-name="ce90" office:value-type="float" office:value="2394.51427371401" calcext:value-type="float">
            <text:p>2.395</text:p>
          </table:table-cell>
          <table:table-cell table:style-name="ce90" office:value-type="float" office:value="1910.9220413894" calcext:value-type="float">
            <text:p>1.911</text:p>
          </table:table-cell>
          <table:table-cell table:style-name="ce90" office:value-type="float" office:value="20668.6570736968" calcext:value-type="float">
            <text:p>20.669</text:p>
          </table:table-cell>
          <table:table-cell table:style-name="ce99" office:value-type="float" office:value="8.62922278940492" calcext:value-type="float">
            <text:p>8,6 </text:p>
          </table:table-cell>
          <table:table-cell table:style-name="ce102" table:number-columns-repeated="1015"/>
        </table:table-row>
        <table:table-row table:style-name="ro6">
          <table:table-cell table:style-name="ce71" office:value-type="float" office:value="2004" calcext:value-type="float">
            <text:p>2004</text:p>
          </table:table-cell>
          <table:table-cell table:style-name="ce82" office:value-type="float" office:value="3023.77145463375" calcext:value-type="float">
            <text:p>3.024</text:p>
          </table:table-cell>
          <table:table-cell table:style-name="ce89" office:value-type="float" office:value="2585.92955675997" calcext:value-type="float">
            <text:p>2.586</text:p>
          </table:table-cell>
          <table:table-cell table:style-name="ce89" office:value-type="float" office:value="2850.08523587226" calcext:value-type="float">
            <text:p>2.850</text:p>
          </table:table-cell>
          <table:table-cell table:style-name="ce89" office:value-type="float" office:value="2888.63317150587" calcext:value-type="float">
            <text:p>2.889</text:p>
          </table:table-cell>
          <table:table-cell table:style-name="ce89" office:value-type="float" office:value="2670.12802375615" calcext:value-type="float">
            <text:p>2.670</text:p>
          </table:table-cell>
          <table:table-cell table:style-name="ce89" office:value-type="float" office:value="1744.53552310858" calcext:value-type="float">
            <text:p>1.745</text:p>
          </table:table-cell>
          <table:table-cell table:style-name="ce89" office:value-type="float" office:value="19567.0212047338" calcext:value-type="float">
            <text:p>19.567</text:p>
          </table:table-cell>
          <table:table-cell table:style-name="ce98" office:value-type="float" office:value="7.5667263068257" calcext:value-type="float">
            <text:p>7,6 </text:p>
          </table:table-cell>
          <table:table-cell table:style-name="ce102" table:number-columns-repeated="1015"/>
        </table:table-row>
        <table:table-row table:style-name="ro6">
          <table:table-cell table:style-name="ce72" office:value-type="float" office:value="2005" calcext:value-type="float">
            <text:p>2005</text:p>
          </table:table-cell>
          <table:table-cell table:style-name="ce83" office:value-type="float" office:value="3220.88109608262" calcext:value-type="float">
            <text:p>3.221</text:p>
          </table:table-cell>
          <table:table-cell table:style-name="ce90" office:value-type="float" office:value="2730.03632816579" calcext:value-type="float">
            <text:p>2.730</text:p>
          </table:table-cell>
          <table:table-cell table:style-name="ce90" office:value-type="float" office:value="2649.5744023365" calcext:value-type="float">
            <text:p>2.650</text:p>
          </table:table-cell>
          <table:table-cell table:style-name="ce90" office:value-type="float" office:value="3095.18555898377" calcext:value-type="float">
            <text:p>3.095</text:p>
          </table:table-cell>
          <table:table-cell table:style-name="ce90" office:value-type="float" office:value="2879.88969729274" calcext:value-type="float">
            <text:p>2.880</text:p>
          </table:table-cell>
          <table:table-cell table:style-name="ce90" office:value-type="float" office:value="1850.11873837527" calcext:value-type="float">
            <text:p>1.850</text:p>
          </table:table-cell>
          <table:table-cell table:style-name="ce90" office:value-type="float" office:value="21082.9771552595" calcext:value-type="float">
            <text:p>21.083</text:p>
          </table:table-cell>
          <table:table-cell table:style-name="ce99" office:value-type="float" office:value="7.72259948988458" calcext:value-type="float">
            <text:p>7,7 </text:p>
          </table:table-cell>
          <table:table-cell table:style-name="ce102" table:number-columns-repeated="1015"/>
        </table:table-row>
        <table:table-row table:style-name="ro6">
          <table:table-cell table:style-name="ce71" office:value-type="float" office:value="2006" calcext:value-type="float">
            <text:p>2006</text:p>
          </table:table-cell>
          <table:table-cell table:style-name="ce82" office:value-type="float" office:value="3832.25804016336" calcext:value-type="float">
            <text:p>3.832</text:p>
          </table:table-cell>
          <table:table-cell table:style-name="ce89" office:value-type="float" office:value="3329.0428747672" calcext:value-type="float">
            <text:p>3.329</text:p>
          </table:table-cell>
          <table:table-cell table:style-name="ce89" office:value-type="float" office:value="2895.91387436957" calcext:value-type="float">
            <text:p>2.896</text:p>
          </table:table-cell>
          <table:table-cell table:style-name="ce89" office:value-type="float" office:value="3466.61311532545" calcext:value-type="float">
            <text:p>3.467</text:p>
          </table:table-cell>
          <table:table-cell table:style-name="ce89" office:value-type="float" office:value="3784.63467571135" calcext:value-type="float">
            <text:p>3.785</text:p>
          </table:table-cell>
          <table:table-cell table:style-name="ce89" office:value-type="float" office:value="2571.19584011156" calcext:value-type="float">
            <text:p>2.571</text:p>
          </table:table-cell>
          <table:table-cell table:style-name="ce89" office:value-type="float" office:value="21826.4270653145" calcext:value-type="float">
            <text:p>21.826</text:p>
          </table:table-cell>
          <table:table-cell table:style-name="ce98" office:value-type="float" office:value="6.55636706596661" calcext:value-type="float">
            <text:p>6,6 </text:p>
          </table:table-cell>
          <table:table-cell table:style-name="ce102" table:number-columns-repeated="1015"/>
        </table:table-row>
        <table:table-row table:style-name="ro6">
          <table:table-cell table:style-name="ce72" office:value-type="float" office:value="2007" calcext:value-type="float">
            <text:p>2007</text:p>
          </table:table-cell>
          <table:table-cell table:style-name="ce83" office:value-type="float" office:value="4475.465068743" calcext:value-type="float">
            <text:p>4.475</text:p>
          </table:table-cell>
          <table:table-cell table:style-name="ce90" office:value-type="float" office:value="3897.34660858117" calcext:value-type="float">
            <text:p>3.897</text:p>
          </table:table-cell>
          <table:table-cell table:style-name="ce90" office:value-type="float" office:value="3510.26392262357" calcext:value-type="float">
            <text:p>3.510</text:p>
          </table:table-cell>
          <table:table-cell table:style-name="ce90" office:value-type="float" office:value="4075.08915001615" calcext:value-type="float">
            <text:p>4.075</text:p>
          </table:table-cell>
          <table:table-cell table:style-name="ce90" office:value-type="float" office:value="4301.39304630919" calcext:value-type="float">
            <text:p>4.301</text:p>
          </table:table-cell>
          <table:table-cell table:style-name="ce90" office:value-type="float" office:value="3119.41010852999" calcext:value-type="float">
            <text:p>3.119</text:p>
          </table:table-cell>
          <table:table-cell table:style-name="ce90" office:value-type="float" office:value="23062.1152027737" calcext:value-type="float">
            <text:p>23.062</text:p>
          </table:table-cell>
          <table:table-cell table:style-name="ce99" office:value-type="float" office:value="5.91738880806638" calcext:value-type="float">
            <text:p>5,9 </text:p>
          </table:table-cell>
          <table:table-cell table:style-name="ce102" table:number-columns-repeated="1015"/>
        </table:table-row>
        <table:table-row table:style-name="ro6">
          <table:table-cell table:style-name="ce71" office:value-type="float" office:value="2008" calcext:value-type="float">
            <text:p>2008</text:p>
          </table:table-cell>
          <table:table-cell table:style-name="ce82" office:value-type="float" office:value="5065.55118460396" calcext:value-type="float">
            <text:p>5.066</text:p>
          </table:table-cell>
          <table:table-cell table:style-name="ce89" office:value-type="float" office:value="4474.88320985258" calcext:value-type="float">
            <text:p>4.475</text:p>
          </table:table-cell>
          <table:table-cell table:style-name="ce89" office:value-type="float" office:value="3749.98806968324" calcext:value-type="float">
            <text:p>3.750</text:p>
          </table:table-cell>
          <table:table-cell table:style-name="ce89" office:value-type="float" office:value="4695.03808904155" calcext:value-type="float">
            <text:p>4.695</text:p>
          </table:table-cell>
          <table:table-cell table:style-name="ce89" office:value-type="float" office:value="5006.71368492356" calcext:value-type="float">
            <text:p>5.007</text:p>
          </table:table-cell>
          <table:table-cell table:style-name="ce89" office:value-type="float" office:value="3608.72891368171" calcext:value-type="float">
            <text:p>3.609</text:p>
          </table:table-cell>
          <table:table-cell table:style-name="ce89" office:value-type="float" office:value="21316.5504972291" calcext:value-type="float">
            <text:p>21.317</text:p>
          </table:table-cell>
          <table:table-cell table:style-name="ce98" office:value-type="float" office:value="4.76359929356265" calcext:value-type="float">
            <text:p>4,8 </text:p>
          </table:table-cell>
          <table:table-cell table:style-name="ce102" table:number-columns-repeated="1015"/>
        </table:table-row>
        <table:table-row table:style-name="ro6">
          <table:table-cell table:style-name="ce72" office:value-type="float" office:value="2009" calcext:value-type="float">
            <text:p>2009</text:p>
          </table:table-cell>
          <table:table-cell table:style-name="ce83" office:value-type="float" office:value="5572.01586958225" calcext:value-type="float">
            <text:p>5.572</text:p>
          </table:table-cell>
          <table:table-cell table:style-name="ce90" office:value-type="float" office:value="4899.4438859246" calcext:value-type="float">
            <text:p>4.899</text:p>
          </table:table-cell>
          <table:table-cell table:style-name="ce90" office:value-type="float" office:value="3755.98554011042" calcext:value-type="float">
            <text:p>3.756</text:p>
          </table:table-cell>
          <table:table-cell table:style-name="ce90" office:value-type="float" office:value="5297.10181546208" calcext:value-type="float">
            <text:p>5.297</text:p>
          </table:table-cell>
          <table:table-cell table:style-name="ce90" office:value-type="float" office:value="5530.15831770886" calcext:value-type="float">
            <text:p>5.530</text:p>
          </table:table-cell>
          <table:table-cell table:style-name="ce90" office:value-type="float" office:value="3804.86871642097" calcext:value-type="float">
            <text:p>3.805</text:p>
          </table:table-cell>
          <table:table-cell table:style-name="ce90" office:value-type="float" office:value="23940.8485268706" calcext:value-type="float">
            <text:p>23.941</text:p>
          </table:table-cell>
          <table:table-cell table:style-name="ce99" office:value-type="float" office:value="4.88644202980858" calcext:value-type="float">
            <text:p>4,9 </text:p>
          </table:table-cell>
          <table:table-cell table:style-name="ce102" table:number-columns-repeated="1015"/>
        </table:table-row>
        <table:table-row table:style-name="ro6">
          <table:table-cell table:style-name="ce71" office:value-type="float" office:value="2010" calcext:value-type="float">
            <text:p>2010</text:p>
          </table:table-cell>
          <table:table-cell table:style-name="ce82" office:value-type="float" office:value="6410.76483226114" calcext:value-type="float">
            <text:p>6.411</text:p>
          </table:table-cell>
          <table:table-cell table:style-name="ce89" office:value-type="float" office:value="5636.06240766541" calcext:value-type="float">
            <text:p>5.636</text:p>
          </table:table-cell>
          <table:table-cell table:style-name="ce89" office:value-type="float" office:value="4611.56957351907" calcext:value-type="float">
            <text:p>4.612</text:p>
          </table:table-cell>
          <table:table-cell table:style-name="ce89" office:value-type="float" office:value="6054.55151656638" calcext:value-type="float">
            <text:p>6.055</text:p>
          </table:table-cell>
          <table:table-cell table:style-name="ce89" office:value-type="float" office:value="6067.32050876776" calcext:value-type="float">
            <text:p>6.067</text:p>
          </table:table-cell>
          <table:table-cell table:style-name="ce89" office:value-type="float" office:value="4793.55633784868" calcext:value-type="float">
            <text:p>4.794</text:p>
          </table:table-cell>
          <table:table-cell table:style-name="ce89" office:value-type="float" office:value="25447.5721130204" calcext:value-type="float">
            <text:p>25.448</text:p>
          </table:table-cell>
          <table:table-cell table:style-name="ce98" office:value-type="float" office:value="4.51513313238159" calcext:value-type="float">
            <text:p>4,5 </text:p>
          </table:table-cell>
          <table:table-cell table:style-name="ce102" table:number-columns-repeated="1015"/>
        </table:table-row>
        <table:table-row table:style-name="ro6">
          <table:table-cell table:style-name="ce73" office:value-type="float" office:value="2011" calcext:value-type="float">
            <text:p>2011</text:p>
          </table:table-cell>
          <table:table-cell table:style-name="ce84" office:value-type="float" office:value="7012.56554520136" calcext:value-type="float">
            <text:p>7.013</text:p>
          </table:table-cell>
          <table:table-cell table:style-name="ce91" office:value-type="float" office:value="6109.01814865545" calcext:value-type="float">
            <text:p>6.109</text:p>
          </table:table-cell>
          <table:table-cell table:style-name="ce91" office:value-type="float" office:value="5457.59332646575" calcext:value-type="float">
            <text:p>5.458</text:p>
          </table:table-cell>
          <table:table-cell table:style-name="ce91" office:value-type="float" office:value="6266.87268071226" calcext:value-type="float">
            <text:p>6.267</text:p>
          </table:table-cell>
          <table:table-cell table:style-name="ce91" office:value-type="float" office:value="6283.52377351481" calcext:value-type="float">
            <text:p>6.284</text:p>
          </table:table-cell>
          <table:table-cell table:style-name="ce91" office:value-type="float" office:value="5940.74767160827" calcext:value-type="float">
            <text:p>5.941</text:p>
          </table:table-cell>
          <table:table-cell table:style-name="ce91" office:value-type="float" office:value="27113.220508259" calcext:value-type="float">
            <text:p>27.113</text:p>
          </table:table-cell>
          <table:table-cell table:style-name="ce100" office:value-type="float" office:value="4.43822883620446" calcext:value-type="float">
            <text:p>4,4 </text:p>
          </table:table-cell>
          <table:table-cell table:style-name="ce102" table:number-columns-repeated="1015"/>
        </table:table-row>
        <table:table-row table:style-name="ro6">
          <table:table-cell table:style-name="ce71" office:value-type="float" office:value="2012" calcext:value-type="float">
            <text:p>2012</text:p>
          </table:table-cell>
          <table:table-cell table:style-name="ce82" office:value-type="float" office:value="7469.84684562563" calcext:value-type="float">
            <text:p>7.470</text:p>
          </table:table-cell>
          <table:table-cell table:style-name="ce89" office:value-type="float" office:value="6626.92420369438" calcext:value-type="float">
            <text:p>6.627</text:p>
          </table:table-cell>
          <table:table-cell table:style-name="ce89" office:value-type="float" office:value="6434.04172254893" calcext:value-type="float">
            <text:p>6.434</text:p>
          </table:table-cell>
          <table:table-cell table:style-name="ce89" office:value-type="float" office:value="6748.14835137432" calcext:value-type="float">
            <text:p>6.748</text:p>
          </table:table-cell>
          <table:table-cell table:style-name="ce89" office:value-type="float" office:value="6482.83151174034" calcext:value-type="float">
            <text:p>6.483</text:p>
          </table:table-cell>
          <table:table-cell table:style-name="ce89" office:value-type="float" office:value="6759.84996786701" calcext:value-type="float">
            <text:p>6.760</text:p>
          </table:table-cell>
          <table:table-cell table:style-name="ce89" office:value-type="float" office:value="24626.0750374873" calcext:value-type="float">
            <text:p>24.626</text:p>
          </table:table-cell>
          <table:table-cell table:style-name="ce98" office:value-type="float" office:value="3.71606408652732" calcext:value-type="float">
            <text:p>3,7 </text:p>
          </table:table-cell>
          <table:table-cell table:style-name="ce102" table:number-columns-repeated="1015"/>
        </table:table-row>
        <table:table-row table:style-name="ro6">
          <table:table-cell table:style-name="ce73" office:value-type="float" office:value="2013" calcext:value-type="float">
            <text:p>2013</text:p>
          </table:table-cell>
          <table:table-cell table:style-name="ce84" office:value-type="float" office:value="7993.35870541187" calcext:value-type="float">
            <text:p>7.993</text:p>
          </table:table-cell>
          <table:table-cell table:style-name="ce91" office:value-type="float" office:value="7080.98414129487" calcext:value-type="float">
            <text:p>7.081</text:p>
          </table:table-cell>
          <table:table-cell table:style-name="ce91" office:value-type="float" office:value="7002.89052015355" calcext:value-type="float">
            <text:p>7.003</text:p>
          </table:table-cell>
          <table:table-cell table:style-name="ce91" office:value-type="float" office:value="7112.18643279421" calcext:value-type="float">
            <text:p>7.112</text:p>
          </table:table-cell>
          <table:table-cell table:style-name="ce91" office:value-type="float" office:value="7034.48813777396" calcext:value-type="float">
            <text:p>7.034</text:p>
          </table:table-cell>
          <table:table-cell table:style-name="ce91" office:value-type="float" office:value="7147.14261327355" calcext:value-type="float">
            <text:p>7.147</text:p>
          </table:table-cell>
          <table:table-cell table:style-name="ce91" office:value-type="float" office:value="27554.2147701987" calcext:value-type="float">
            <text:p>27.554</text:p>
          </table:table-cell>
          <table:table-cell table:style-name="ce100" office:value-type="float" office:value="3.89129734234371" calcext:value-type="float">
            <text:p>3,9 </text:p>
          </table:table-cell>
          <table:table-cell table:style-name="ce102" table:number-columns-repeated="1015"/>
        </table:table-row>
        <table:table-row table:style-name="ro6">
          <table:table-cell table:style-name="ce71" office:value-type="float" office:value="2014" calcext:value-type="float">
            <text:p>2014</text:p>
          </table:table-cell>
          <table:table-cell table:style-name="ce82" office:value-type="float" office:value="8075.71078004485" calcext:value-type="float">
            <text:p>8.076</text:p>
          </table:table-cell>
          <table:table-cell table:style-name="ce89" office:value-type="float" office:value="7188.00374584433" calcext:value-type="float">
            <text:p>7.188</text:p>
          </table:table-cell>
          <table:table-cell table:style-name="ce89" office:value-type="float" office:value="7118.99333549578" calcext:value-type="float">
            <text:p>7.119</text:p>
          </table:table-cell>
          <table:table-cell table:style-name="ce89" office:value-type="float" office:value="7158.61169489173" calcext:value-type="float">
            <text:p>7.159</text:p>
          </table:table-cell>
          <table:table-cell table:style-name="ce89" office:value-type="float" office:value="7177.21611038226" calcext:value-type="float">
            <text:p>7.177</text:p>
          </table:table-cell>
          <table:table-cell table:style-name="ce89" office:value-type="float" office:value="7292.02931687298" calcext:value-type="float">
            <text:p>7.292</text:p>
          </table:table-cell>
          <table:table-cell table:style-name="ce89" office:value-type="float" office:value="26491.0134949699" calcext:value-type="float">
            <text:p>26.491</text:p>
          </table:table-cell>
          <table:table-cell table:style-name="ce98" office:value-type="float" office:value="3.68544792568944" calcext:value-type="float">
            <text:p>3,7 </text:p>
          </table:table-cell>
          <table:table-cell table:style-name="ce102" table:number-columns-repeated="1015"/>
        </table:table-row>
        <table:table-row table:style-name="ro6">
          <table:table-cell table:style-name="ce73" office:value-type="float" office:value="2015" calcext:value-type="float">
            <text:p>2015</text:p>
          </table:table-cell>
          <table:table-cell table:style-name="ce84" office:value-type="float" office:value="7958.80951034188" calcext:value-type="float">
            <text:p>7.959</text:p>
          </table:table-cell>
          <table:table-cell table:style-name="ce91" office:value-type="float" office:value="6982.24106977639" calcext:value-type="float">
            <text:p>6.982</text:p>
          </table:table-cell>
          <table:table-cell table:style-name="ce91" office:value-type="float" office:value="7050.50956833708" calcext:value-type="float">
            <text:p>7.051</text:p>
          </table:table-cell>
          <table:table-cell table:style-name="ce91" office:value-type="float" office:value="6879.98908118994" calcext:value-type="float">
            <text:p>6.880</text:p>
          </table:table-cell>
          <table:table-cell table:style-name="ce91" office:value-type="float" office:value="6861.91924891182" calcext:value-type="float">
            <text:p>6.862</text:p>
          </table:table-cell>
          <table:table-cell table:style-name="ce91" office:value-type="float" office:value="7261.95435350678" calcext:value-type="float">
            <text:p>7.262</text:p>
          </table:table-cell>
          <table:table-cell table:style-name="ce91" office:value-type="float" office:value="25402.9980847969" calcext:value-type="float">
            <text:p>25.403</text:p>
          </table:table-cell>
          <table:table-cell table:style-name="ce100" office:value-type="float" office:value="3.63822987933736" calcext:value-type="float">
            <text:p>3,6 </text:p>
          </table:table-cell>
          <table:table-cell table:style-name="ce102" table:number-columns-repeated="1015"/>
        </table:table-row>
        <table:table-row table:style-name="ro6">
          <table:table-cell table:style-name="ce71" office:value-type="float" office:value="2016" calcext:value-type="float">
            <text:p>2016</text:p>
          </table:table-cell>
          <table:table-cell table:style-name="ce82" office:value-type="float" office:value="7922.19590002092" calcext:value-type="float">
            <text:p>7.922</text:p>
          </table:table-cell>
          <table:table-cell table:style-name="ce89" office:value-type="float" office:value="6907.69331969574" calcext:value-type="float">
            <text:p>6.908</text:p>
          </table:table-cell>
          <table:table-cell table:style-name="ce89" office:value-type="float" office:value="6686.69282129363" calcext:value-type="float">
            <text:p>6.687</text:p>
          </table:table-cell>
          <table:table-cell table:style-name="ce89" office:value-type="float" office:value="6933.51233870051" calcext:value-type="float">
            <text:p>6.934</text:p>
          </table:table-cell>
          <table:table-cell table:style-name="ce89" office:value-type="float" office:value="6640.54958221224" calcext:value-type="float">
            <text:p>6.641</text:p>
          </table:table-cell>
          <table:table-cell table:style-name="ce89" office:value-type="float" office:value="7370.53887219785" calcext:value-type="float">
            <text:p>7.371</text:p>
          </table:table-cell>
          <table:table-cell table:style-name="ce89" office:value-type="float" office:value="25627.2155982617" calcext:value-type="float">
            <text:p>25.627</text:p>
          </table:table-cell>
          <table:table-cell table:style-name="ce98" office:value-type="float" office:value="3.70995271680511" calcext:value-type="float">
            <text:p>3,7 </text:p>
          </table:table-cell>
          <table:table-cell table:style-name="ce102" table:number-columns-repeated="1015"/>
        </table:table-row>
        <table:table-row table:style-name="ro6">
          <table:table-cell table:style-name="ce73" office:value-type="float" office:value="2017" calcext:value-type="float">
            <text:p>2017</text:p>
          </table:table-cell>
          <table:table-cell table:style-name="ce84" office:value-type="float" office:value="8042.50383343226" calcext:value-type="float">
            <text:p>8.043</text:p>
          </table:table-cell>
          <table:table-cell table:style-name="ce91" office:value-type="float" office:value="6822.72927690949" calcext:value-type="float">
            <text:p>6.823</text:p>
          </table:table-cell>
          <table:table-cell table:style-name="ce91" office:value-type="float" office:value="6238.64988529683" calcext:value-type="float">
            <text:p>6.239</text:p>
          </table:table-cell>
          <table:table-cell table:style-name="ce91" office:value-type="float" office:value="6877.22029894191" calcext:value-type="float">
            <text:p>6.877</text:p>
          </table:table-cell>
          <table:table-cell table:style-name="ce91" office:value-type="float" office:value="6561.53480373132" calcext:value-type="float">
            <text:p>6.562</text:p>
          </table:table-cell>
          <table:table-cell table:style-name="ce91" office:value-type="float" office:value="7496.12836923111" calcext:value-type="float">
            <text:p>7.496</text:p>
          </table:table-cell>
          <table:table-cell table:style-name="ce91" office:value-type="float" office:value="28640.260242187" calcext:value-type="float">
            <text:p>28.640</text:p>
          </table:table-cell>
          <table:table-cell table:style-name="ce100" office:value-type="float" office:value="4.19777175376366" calcext:value-type="float">
            <text:p>4,2 </text:p>
          </table:table-cell>
          <table:table-cell table:style-name="ce102" table:number-columns-repeated="1015"/>
        </table:table-row>
        <table:table-row table:style-name="ro2">
          <table:table-cell table:style-name="ce74"/>
          <table:table-cell table:style-name="ce85"/>
          <table:table-cell table:style-name="ce92" table:number-columns-repeated="6"/>
          <table:table-cell table:style-name="ce101"/>
          <table:table-cell table:style-name="ce102" table:number-columns-repeated="1015"/>
        </table:table-row>
        <table:table-row table:style-name="ro7">
          <table:table-cell table:style-name="ce75" office:value-type="string" calcext:value-type="string">
            <text:p>Fonte<text:span text:style-name="T9">:</text:span><text:span text:style-name="T10"> Inep/MEC - Tabela elaborada pela Deed/Inep.</text:span></text:p>
          </table:table-cell>
          <table:table-cell table:style-name="ce86"/>
          <table:table-cell table:style-name="ce93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 table:number-columns-spanned="9" table:number-rows-spanned="1">
            <text:p>Notas: </text:p>
            <text:p>1 - Utilizaram-se os seguintes grupos de Natureza de Despesa: Pessoal Ativo e Encargos Sociais; outras Despesas Correntes; Investimentos e Inversões Financeiras;</text:p>
            <text:p>2 - Não se incluem nestas informações as seguintes despesas: aposentadorias e reformas, pensões, recursos para bolsa de estudo e financiamento estudantil, despesas com juros e encargos da dívida e amortizações da dívida da área educacional e a modalidade de aplicação: Transferências Correntes e de Capital ao Setor Privado;</text:p>
            <text:p>3 - Os investimentos em Educação Especial, Educação de Jovens e Adultos e Educação Indígena foram distribuídos na Educação Infantil, no Ensino Fundamental anos iniciais e anos finais e no Ensino Médio, dependendo do nível de ensino ao qual fazem referência. No Ensino Médio estão computados os valores da Educação Profissional (concomitante, subsequente e integrado);</text:p>
            <text:p>4 - A Educação Superior corresponde aos cursos superiores em Tecnologia, demais cursos de Graduação (Presencial e a distância) (exceto cursos sequenciais) e cursos de pós-graduação Stricto Sensu - Mestrado, Mestrado Profissional e Doutorado (excetuando-se as especializações Lato Sensu);</text:p>
            <text:p>5 - Estes dados referem-se aos investimentos em educação consolidados do Governo Federal, dos Estados e do Distrito Federal e dos Municípios;</text:p>
            <text:p>6 - Para os anos de 2000 a 2003, estão contabilizados na área educacional, os valores despendidos pelo Governo Federal para o Programa Bolsa-Escola;</text:p>
            <text:p>7 - Entre os anos de 2000 e 2005: para os dados estaduais, foi utilizada como fonte de informações, um trabalho técnico realizado pelo Inep diretamente dos balanços financeiros de cada estado; para os dados municipais do mesmo período, utilizou-se uma metodologia baseada no percentual mínimo de aplicação de cada município, definido pela legislação vigente;</text:p>
            <text:p>8 - A partir de 2006, utilizaram-se como fontes de dados estaduais e municipais, o Sistema de Informações sobre Orçamento Público em Educação - Siope -, administrado pelo Fundo Nacional de Desenvolvimento da Educação - FNDE;</text:p>
            <text:p>9 - Os dados da União foram coletados do Sistema Integrado de Administração Financeira - Siafi/STN - para todos os anos;</text:p>
            <text:p>10 - Para o cálculo dos valores de Investimentos Públicos em Educação, utilizaram-se  as seguintes fontes de dados primários:</text:p>
            <text:p>- Instituto Nacional de Estudos e Pesquisas Educacionais Anísio Teixeira - Inep/MEC; - Secretaria do Tesouro Nacional (STN); - FNDE; - Balanço Geral dos Estados e do Distrito Federal; - Coordenação de Aperfeiçoamento de Pessoal de Nível Superior (Capes); - Instituto de Pesquisa Econômica Aplicada (Ipea); - Instituto Brasileiro de Geografia e Estatística (IBGE); - Caixa Econômica Federal (CEF); - Conselho Nacional de Desenvolvimento Científico e Tecnológico (CNPq).</text:p>
          </table:table-cell>
          <table:covered-table-cell table:number-columns-repeated="8" table:style-name="ce76"/>
          <table:table-cell table:number-columns-repeated="1015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Aluno_real.$A$1" table:cell-range-address="$Aluno_real.$A$1:.$I$28" table:range-usable-as="print-range"/>
        </table:named-expressions>
      </table:table>
      <table:named-expressions>
        <table:named-expression table:name="a" table:base-cell-address="$Aluno_real.$A$1" table:expression="#REF!"/>
        <table:named-expression table:name="body" table:base-cell-address="$Aluno_real.$A$1" table:expression="#REF!"/>
        <table:named-expression table:name="Brasil" table:base-cell-address="$Aluno_real.$A$1" table:expression="#REF!"/>
        <table:named-expression table:name="calcul" table:base-cell-address="$Aluno_real.$A$1" table:expression="['http://www.inep.gov.br/applic/uoe/ind2002/calcul_B1.xls'#$'Calcul_B1.1'.$A$1:.$L$37]"/>
        <table:named-expression table:name="Cod_IBGE_Mun" table:base-cell-address="$Aluno_real.$A$1" table:expression="#REF!"/>
        <table:named-expression table:name="Consulta_Receita_Todos" table:base-cell-address="$Aluno_real.$A$1" table:expression="#REF!"/>
        <table:named-expression table:name="countries" table:base-cell-address="$Aluno_real.$A$1" table:expression="#REF!"/>
        <table:named-expression table:name="Country" table:base-cell-address="$Aluno_real.$A$1" table:expression="#REF!"/>
        <table:named-expression table:name="DataEntryBlock1" table:base-cell-address="$Aluno_real.$A$1" table:expression="#REF!"/>
        <table:named-expression table:name="DataEntryBlock10" table:base-cell-address="$Aluno_real.$A$1" table:expression="#REF!dem2!#REF!"/>
        <table:named-expression table:name="DataEntryBlock11" table:base-cell-address="$Aluno_real.$A$1" table:expression="#REF!dem2!#REF!"/>
        <table:named-expression table:name="DataEntryBlock12" table:base-cell-address="$Aluno_real.$A$1" table:expression="#REF!dem2!#REF!"/>
        <table:named-expression table:name="DataEntryBlock13" table:base-cell-address="$Aluno_real.$A$1" table:expression="#REF!dem2!#REF!"/>
        <table:named-expression table:name="DataEntryBlock14" table:base-cell-address="$Aluno_real.$A$1" table:expression="#REF!dem2!#REF!"/>
        <table:named-expression table:name="DataEntryBlock15" table:base-cell-address="$Aluno_real.$A$1" table:expression="#REF!dem2!#REF!"/>
        <table:named-expression table:name="DataEntryBlock4" table:base-cell-address="$Aluno_real.$A$1" table:expression="#REF!"/>
        <table:named-expression table:name="POpula" table:base-cell-address="$Aluno_real.$A$1" table:expression="['file:///G:/NWB/POpula.xls'#$POpula.$A$1:.$I$1559]"/>
        <table:named-expression table:name="RO" table:base-cell-address="$Aluno_real.$A$1" table:expression="#REF!"/>
        <table:named-expression table:name="RowCodes" table:base-cell-address="$Aluno_real.$A$1" table:expression="#REF!"/>
        <table:named-expression table:name="SysDataCollectionPeriod" table:base-cell-address="$Aluno_real.$A$1" table:expression="#REF!"/>
        <table:named-expression table:name="SysFinanceYearEnd" table:base-cell-address="$Aluno_real.$A$1" table:expression="#REF!"/>
        <table:named-expression table:name="SysFinanceYearStart" table:base-cell-address="$Aluno_real.$A$1" table:expression="#REF!"/>
        <table:named-expression table:name="_F1" table:base-cell-address="$Aluno_real.$A$1" table:expression="#REF!dem2!#REF!"/>
        <table:named-expression table:name="_FI1" table:base-cell-address="$Aluno_real.$A$1" table:expression="#REF!dem2!#REF!"/>
        <table:named-expression table:name="_Fin1" table:base-cell-address="$Aluno_real.$A$1" table:expression="#REF!dem2!#REF!"/>
        <table:named-expression table:name="_Fin2" table:base-cell-address="$Aluno_real.$A$1" table:expression="#REF!dem2!#REF!"/>
        <table:named-expression table:name="_FN1" table:base-cell-address="$Aluno_real.$A$1" table:expression="#REF!"/>
        <table:named-expression table:name="_FN2" table:base-cell-address="$Aluno_real.$A$1" table:expression="#REF!dem2!#REF!"/>
        <table:named-expression table:name="_FNC2" table:base-cell-address="$Aluno_real.$A$1" table:expression="#REF!"/>
        <table:named-expression table:name="_xlnm.Database" table:base-cell-address="$Aluno_real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1P0" style:volatile="true">
      <number:number number:decimal-places="1" loext:min-decimal-places="1" number:min-integer-digits="1" number:grouping="true"/>
      <number:text> </number:text>
    </number:number-style>
    <number:number-style style:name="N12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1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Times New Roman" fo:font-family="'Times New Roman'" style:font-name-complex="Times New Roman" style:font-family-complex="'Times New Roman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Consolidado_5f_F_5f_E_5f_M_5f_97" style:display-name="Normal_Consolidado_F_E_M_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Gasto_20_Publico_5f_SerieHistorica" style:display-name="Normal_Gasto Publico_SerieHistor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/>
    <style:style style:name="Excel_20_Built-in_20_Comma" style:display-name="Excel Built-in Comma" style:family="table-cell" style:parent-style-name="Default" style:data-style-name="N114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5:21:20.9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luno_5f_real" style:display-name="PageStyle_Aluno_re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llians Kaizer dos Santos Maciel</meta:initial-creator>
    <meta:creation-date>2019-05-02T17:32:22</meta:creation-date>
    <dc:date>2020-02-12T15:21:32.884000000</dc:date>
    <meta:generator>LibreOffice/6.4.0.3$Windows_X86_64 LibreOffice_project/b0a288ab3d2d4774cb44b62f04d5d28733ac6df8</meta:generator>
    <meta:editing-duration>PT45S</meta:editing-duration>
    <meta:editing-cycles>2</meta:editing-cycles>
    <meta:document-statistic meta:table-count="1" meta:cell-count="1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